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0000000200737BB20D.png"/>
  <manifest:file-entry manifest:media-type="image/png" manifest:full-path="Pictures/100002010000020000000200E545D47F.png"/>
  <manifest:file-entry manifest:media-type="image/png" manifest:full-path="Pictures/1000000000000200000002000A6B5DD5.png"/>
  <manifest:file-entry manifest:media-type="image/png" manifest:full-path="Pictures/100002010000020000000200822B53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8.899cm" svg:height="3.506cm" svg:x="1.05cm" svg:y="0.837cm" presentation:class="title" presentation:placeholder="true">
          <draw:text-box/>
        </draw:frame>
        <draw:frame presentation:style-name="pr2" draw:text-style-name="P1" draw:layer="layout" svg:width="18.479cm" svg:height="12.179cm" svg:x="1.05cm" svg:y="4.914cm" presentation:class="subtitle" presentation:placeholder="true">
          <draw:text-box/>
        </draw:frame>
        <draw:frame draw:style-name="gr1" draw:text-style-name="P2" draw:layer="layout" svg:width="21cm" svg:height="21cm" svg:x="0cm" svg:y="0cm">
          <draw:image xlink:href="Pictures/1000000000000200000002000A6B5D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8.899cm" svg:height="3.506cm" svg:x="1.05cm" svg:y="0.837cm" presentation:class="title" presentation:placeholder="true">
          <draw:text-box/>
        </draw:frame>
        <draw:frame draw:style-name="gr1" draw:text-style-name="P2" draw:layer="layout" svg:width="21cm" svg:height="21cm" svg:x="0cm" svg:y="0cm" presentation:class="graphic" presentation:user-transformed="true">
          <draw:image xlink:href="Pictures/100002010000020000000200822B53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8.899cm" svg:height="3.506cm" svg:x="1.05cm" svg:y="0.837cm" presentation:class="title" presentation:placeholder="true">
          <draw:text-box/>
        </draw:frame>
        <draw:frame draw:style-name="gr1" draw:text-style-name="P2" draw:layer="layout" svg:width="21cm" svg:height="21cm" svg:x="0cm" svg:y="0cm">
          <draw:image xlink:href="Pictures/100002010000020000000200737BB2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18.899cm" svg:height="3.506cm" svg:x="1.05cm" svg:y="0.837cm" presentation:class="title" presentation:placeholder="true">
          <draw:text-box/>
        </draw:frame>
        <draw:frame draw:style-name="gr1" draw:text-style-name="P2" draw:layer="layout" svg:width="20.979cm" svg:height="21cm" svg:x="0.021cm" svg:y="0cm" presentation:class="graphic" presentation:user-transformed="true">
          <draw:image xlink:href="Pictures/100002010000020000000200E545D4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7.046cm" svg:height="7.047cm" svg:x="2.124cm" svg:y="2.397cm"/>
      <draw:page-thumbnail draw:layer="backgroundobjects" svg:width="7.046cm" svg:height="7.047cm" svg:x="2.124cm" svg:y="10.445cm"/>
      <draw:page-thumbnail draw:layer="backgroundobjects" svg:width="7.046cm" svg:height="7.047cm" svg:x="2.124cm" svg:y="18.493cm"/>
      <draw:page-thumbnail draw:layer="backgroundobjects" svg:width="7.046cm" svg:height="7.047cm" svg:x="12.419cm" svg:y="2.397cm"/>
      <draw:page-thumbnail draw:layer="backgroundobjects" svg:width="7.046cm" svg:height="7.047cm" svg:x="12.419cm" svg:y="10.445cm"/>
      <draw:page-thumbnail draw:layer="backgroundobjects" svg:width="7.046cm" svg:height="7.047cm" svg:x="12.419cm" svg:y="18.493cm"/>
    </style:handout-master>
    <style:master-page style:name="Default" style:page-layout-name="PM1" draw:style-name="Mdp1">
      <draw:frame presentation:style-name="Default-title" draw:layer="backgroundobjects" svg:width="18.899cm" svg:height="3.506cm" svg:x="1.05cm" svg:y="0.837cm" presentation:class="title" presentation:placeholder="true">
        <draw:text-box/>
      </draw:frame>
      <draw:frame presentation:style-name="Default-outline1" draw:layer="backgroundobjects" svg:width="18.479cm" svg:height="12.179cm" svg:x="1.05cm" svg:y="4.914cm" presentation:class="outline" presentation:placeholder="true">
        <draw:text-box/>
      </draw:frame>
      <draw:frame presentation:style-name="Mpr1" draw:text-style-name="MP1" draw:layer="backgroundobjects" svg:width="4.892cm" svg:height="1.448cm" svg:x="1.05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448cm" svg:x="7.182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448cm" svg:x="15.057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2-06-22T10:37:50</meta:creation-date>
    <meta:editing-duration>P0D</meta:editing-duration>
    <meta:editing-cycles>2</meta:editing-cycles>
    <dc:date>2012-06-22T10:47:03</dc:date>
    <dc:creator>Abram Hindle</dc:creator>
    <meta:document-statistic meta:object-count="38"/>
    <meta:generator>LibreOffice/3.5$Linux_X86_64 LibreOffice_project/350m1$Build-2</meta:generator>
  </office:meta>
</office:document-meta>
</file>